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mitgliedschaftsstatus-register"/>Mitgliedschaftsstatus-Register<text:bookmark-end text:name="mitgliedschaftsstatus-register"/></text:h>
      <text:list text:style-name="L1">
        <text:list-item>
          <text:p text:style-name="P1"><text:span text:style-name="T1">Generiert:</text:span> 2026-04-29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1/membership-state-registry" office:name=""><text:span text:style-name="Definition">https://blueprint.ecohubs.community/de/articles/rcos-templates/layer-1/membership-state-registry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Ebene:</text:span> 1 — Mitgliedschaftssystem</text:p>
        </text:list-item>
        <text:list-item>
          <text:p text:style-name="P2"><text:span text:style-name="T1">Status:</text:span> Vorlage — an eure Gemeinschaft anpassen</text:p>
        </text:list-item>
        <text:list-item>
          <text:p text:style-name="P2"><text:span text:style-name="T1">RCOS-Referenz:</text:span> <text:a xlink:type="simple" xlink:href="https://blueprint.ecohubs.community/de/articles/rcos-core/v0-1/layer-1-membership-system#31-membership-states" office:name=""><text:span text:style-name="Definition">§3.1</text:span></text:a>, <text:a xlink:type="simple" xlink:href="https://blueprint.ecohubs.community/de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ierte-mitgliedschaftsstatus"/>Definierte Mitgliedschaftsstatus<text:bookmark-end text:name="definierte-mitgliedschaftsstatus"/></text:h>
      <text:p text:style-name="First_20_paragraph"><text:span text:style-name="T2">RCOS-Klauseln: </text:span><text:a xlink:type="simple" xlink:href="https://blueprint.ecohubs.community/de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5</text:span></text:span></text:a></text:p>
      <text:p text:style-name="P3"><text:span text:style-name="T1">Begründung — Warum eine einzige Statustabelle</text:span></text:p>
      <text:p text:style-name="P3">Rechte und Pflichten, die über verschiedene Dokumente verstreut sind, driften auseinander. Alle Status, ihre Rechte, Pflichten und Übergänge in einer Tabelle zu sammeln, macht das Mitgliedschaftssystem auf einen Blick überprüfbar — ihr seht jede Tür in die und aus der Gemeinschaft und was jede davon gewährt. Falls zwei Dokumente jemals widersprüchlich sind, ist dieses Register der Schiedsrichter.</text:p>
      <text:p text:style-name="P4"><text:span text:style-name="T1">Anleitung — Wie ihr das ausfüllt</text:span></text:p>
      <text:p text:style-name="P4">Definiert jeden Mitgliedschaftsstatus, den eure Gemeinschaft anerkennt (z. B. Bewerber·in, Probemitglied, Vollmitglied, Ausgetretenes Mitglied). Listet für jeden Status Rechte, Pflichten, Eintrittsbedingung und Austrittsbedingung auf. Haltet die Status gegenseitig ausschließend — keine Person darf zwei Status gleichzeitig innehab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us</text:p>
            </table:table-cell>
            <table:table-cell table:style-name="TableHeaderRowCell" office:value-type="string">
              <text:p text:style-name="Table_20_Heading">Rechte</text:p>
            </table:table-cell>
            <table:table-cell table:style-name="TableHeaderRowCell" office:value-type="string">
              <text:p text:style-name="Table_20_Heading">Pflichten</text:p>
            </table:table-cell>
            <table:table-cell table:style-name="TableHeaderRowCell" office:value-type="string">
              <text:p text:style-name="Table_20_Heading">Eintrittsbedingung</text:p>
            </table:table-cell>
            <table:table-cell table:style-name="TableHeaderRowCell" office:value-type="string">
              <text:p text:style-name="Table_20_Heading">Austrittsbedingu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us 1, z. B. Bewerber·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2, z. B. Probe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3, z. B. Voll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4, z. B. Ausgetretenes 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Keine Person darf mehrere Mitgliedschaftsstatus gleichzeitig innehaben. Keine Rechte oder Pflichten dürfen außerhalb des aktuellen Mitgliedschaftsstatus der Person angenommen werden.</text:p>
      <text:h text:style-name="Heading_20_2" text:outline-level="2"><text:bookmark-start text:name="technische-hinweise"/>Technische Hinweise<text:bookmark-end text:name="technische-hinweise"/></text:h>
      <text:p text:style-name="P6"><text:span text:style-name="T1">Begründung — Warum Daten nach dem Austritt aufbewahren</text:span></text:p>
      <text:p text:style-name="P6">Die Geschichte der Gemeinschaft gehört der Gemeinschaft, nicht einem einzelnen Konto. Beitragsaufzeichnungen nach dem Austritt beizubehalten schützt die Integrität von Prüfpfaden, Governance-Historien und Anerkennungsbuchhaltung — während das Entziehen des Zugangs und das Entfernen der Person aus aktiven Auflistungen die Endgültigkeit ihres Ausscheidens respektiert.</text:p>
      <text:p text:style-name="P7"><text:span text:style-name="T1">Anleitung — Wie ihr das ausfüllt</text:span></text:p>
      <text:p text:style-name="P7">Beschreibt, welche Aufzeichnungen nach dem Austritt erhalten bleiben, wo Statuszuweisungen operativ nachverfolgt werden und wie der Zugangsentzug mit den Plattform-Funktionen zusammenwirkt.</text:p>
      <text:list text:style-name="L3">
        <text:list-item>
          <text:p text:style-name="P8"><text:span text:style-name="T2">&lt;Beitrags- und Governance-Historie wird nach dem Austritt aufbewahrt; beschreibt die Aufbewahrungsrichtlinie.&gt;</text:span></text:p>
        </text:list-item>
        <text:list-item>
          <text:p text:style-name="P8"><text:span text:style-name="T2">&lt;Ausgetretene Mitglieder werden aus den aktiven Mitgliederlisten entfernt; beschreibt den Zugangsentzug pro Plattform.&gt;</text:span></text:p>
        </text:list-item>
        <text:list-item>
          <text:p text:style-name="P8"><text:span text:style-name="T2">&lt;Operativer Speicherort der Statuszuweisungen — siehe „Aktuelle Mitgliederliste“ unten.&gt;</text:span></text:p>
        </text:list-item>
      </text:list>
      <text:h text:style-name="Heading_20_2" text:outline-level="2"><text:bookmark-start text:name="aktuelle-mitgliederliste"/>Aktuelle Mitgliederliste<text:bookmark-end text:name="aktuelle-mitgliederliste"/></text:h>
      <text:p text:style-name="First_20_paragraph"><text:span text:style-name="T2">RCOS-Klauseln: </text:span><text:a xlink:type="simple" xlink:href="https://blueprint.ecohubs.community/de/articles/rcos-core/v0-1/layer-1-membership-system#38-artifacts" office:name=""><text:span text:style-name="Definition"><text:span text:style-name="T2">3.8.2</text:span></text:span></text:a></text:p>
      <text:p text:style-name="P9"><text:span text:style-name="T1">Begründung — Warum Definition und Liste trennen</text:span></text:p>
      <text:p text:style-name="P9">Dieses Dokument definiert, was die Status bedeuten; das aktive Register verfolgt, wer sich heute in welchem Status befindet. Beides getrennt zu halten bedeutet, dass die Definitionen stabil und steuerbar bleiben, während die Zuweisungen aktuell sind — und niemand ein ratifiziertes Artefakt ändern muss, wenn ein Mitglied beitritt oder austritt.</text:p>
      <text:p text:style-name="P10"><text:span text:style-name="T1">Anleitung — Wie ihr das ausfüllt</text:span></text:p>
      <text:p text:style-name="P10">Verlinkt auf das operative System oder Dokument, in dem die aktuellen Mitglied-zu-Status-Zuweisungen nachverfolgt werden. Dieses Artefakt sollte nicht jedes Mal geändert werden müssen, wenn ein Mitglied beitritt oder austritt.</text:p>
      <text:p text:style-name="P11">Die aktive Mitgliederliste wird in <text:span text:style-name="T2">&lt;System / Speicherort&gt;</text:span> gepflegt. Dieses Dokument definiert die Status; das Register-Tool enthält die aktuellen Zuweisungen.</text:p>
      <text:p text:style-name="First_20_paragraph"/>
      <text:p text:style-name="Horizontal_20_Line"/>
      <text:h text:style-name="Heading_20_2" text:outline-level="2"><text:bookmark-start text:name="ratifizierungsprotokoll"/>Ratifizierungsprotokoll<text:bookmark-end text:name="ratifizierungsprotokoll"/></text:h>
      <text:list text:style-name="L4">
        <text:list-item>
          <text:p text:style-name="P12"><text:span text:style-name="T1">Angenommen:</text:span> </text:p>
        </text:list-item>
        <text:list-item>
          <text:p text:style-name="P12"><text:span text:style-name="T1">Entscheidungstyp:</text:span> Strategisch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Entscheidungsprotokoll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8Z</meta:creation-date>
    <dc:date>2026-04-29T00:55:58Z</dc:date>
    <meta:user-defined meta:name="title-meta" meta:value-type="string">Mitgliedschaftsstatus-Register</meta:user-defined>
  </office:meta>
</office:document-meta>
</file>